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sans-serif"/>
  </office:font-face-decls>
  <office:automatic-styles>
    <style:style style:name="P1" style:family="paragraph" style:parent-style-name="Standard">
      <style:text-properties fo:font-variant="normal" fo:text-transform="none" fo:color="#3a77ff" loext:opacity="100%" style:font-name="Roboto" fo:font-size="11.25pt" fo:letter-spacing="normal" fo:font-style="normal" fo:font-weight="bold" officeooo:rsid="0001c819" officeooo:paragraph-rsid="0001c819"/>
    </style:style>
    <style:style style:name="P2" style:family="paragraph" style:parent-style-name="Standard">
      <style:text-properties fo:font-variant="normal" fo:text-transform="none" fo:color="#3a77ff" loext:opacity="100%" style:font-name="Roboto" fo:font-size="11.25pt" fo:letter-spacing="normal" fo:font-style="normal" fo:font-weight="bold" officeooo:rsid="00035366" officeooo:paragraph-rsid="00035366"/>
    </style:style>
    <style:style style:name="P3" style:family="paragraph" style:parent-style-name="Standard">
      <style:text-properties style:font-name="Liberation Serif" fo:font-size="14pt" officeooo:rsid="0001c819" officeooo:paragraph-rsid="0001c819" style:font-size-asian="14pt" style:font-size-complex="14pt"/>
    </style:style>
    <style:style style:name="T1" style:family="text">
      <style:text-properties officeooo:rsid="000bf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</text:span>e student should implement the topics we learnt into our project like the documents I give</text:p>
      <text:p text:style-name="P3"/>
      <text:p text:style-name="P3">It's basically like a private system for student in my university in physics that who doing their research on journals. Then take all data in the journals and key in into the system.</text:p>
      <text:p text:style-name="P3"/>
      <text:p text:style-name="P3">The system focus on 4 experiments that i mentioned in spmp and srs</text:p>
      <text:p text:style-name="P3">1. morphology,</text:p>
      <text:p text:style-name="P3">2. 2.X-Ray Diffraction (XRD)</text:p>
      <text:p text:style-name="P3">3. I-V Characteristic, </text:p>
      <text:p text:style-name="P3">4. UV-Vis Spectra.</text:p>
      <text:p text:style-name="P3"/>
      <text:p text:style-name="P3">And yeah all the data stored can read and use by the other students and <text:s/>academic staff. Admin as well</text:p>
      <text:p text:style-name="P3"/>
      <text:p text:style-name="P3">Some codes i did bef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08:12.451937969</meta:creation-date>
    <meta:editing-duration>PT5M47S</meta:editing-duration>
    <meta:editing-cycles>2</meta:editing-cycles>
    <meta:generator>LibreOffice/7.3.7.2$Linux_X86_64 LibreOffice_project/30$Build-2</meta:generator>
    <dc:date>2024-05-06T21:45:19.575565967</dc:date>
    <meta:document-statistic meta:table-count="0" meta:image-count="0" meta:object-count="0" meta:page-count="1" meta:paragraph-count="9" meta:word-count="99" meta:character-count="547" meta:non-whitespace-character-count="455"/>
  </office:meta>
</office:document-meta>
</file>